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6.6931in" table:align="margins"/>
    </style:style>
    <style:style style:name="Tabelle1.A" style:family="table-column">
      <style:table-column-properties style:column-width="0.9556in" style:rel-column-width="9356*"/>
    </style:style>
    <style:style style:name="Tabelle1.B" style:family="table-column">
      <style:table-column-properties style:column-width="1.8917in" style:rel-column-width="18522*"/>
    </style:style>
    <style:style style:name="Tabelle1.C" style:family="table-column">
      <style:table-column-properties style:column-width="1.9646in" style:rel-column-width="19236*"/>
    </style:style>
    <style:style style:name="Tabelle1.D" style:family="table-column">
      <style:table-column-properties style:column-width="1.0417in" style:rel-column-width="10199*"/>
    </style:style>
    <style:style style:name="Tabelle1.E" style:family="table-column">
      <style:table-column-properties style:column-width="0.3764in" style:rel-column-width="3685*"/>
    </style:style>
    <style:style style:name="Tabelle1.F" style:family="table-column">
      <style:table-column-properties style:column-width="0.2486in" style:rel-column-width="2434*"/>
    </style:style>
    <style:style style:name="Tabelle1.G" style:family="table-column">
      <style:table-column-properties style:column-width="0.2146in" style:rel-column-width="2103*"/>
    </style:style>
    <style:style style:name="Tabel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le1.G1" style:family="table-cell">
      <style:table-cell-properties fo:padding="0.0382in" fo:border="0.0007in solid #000000"/>
    </style:style>
    <style:style style:name="Tabelle1.A2" style:family="table-cell">
      <style:table-cell-properties fo:padding="0.0382in" fo:border-left="0.0007in solid #000000" fo:border-right="none" fo:border-top="none" fo:border-bottom="0.0007in solid #000000"/>
    </style:style>
    <style:style style:name="Tabelle1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556in" style:rel-column-width="9356*"/>
    </style:style>
    <style:style style:name="Table1.B" style:family="table-column">
      <style:table-column-properties style:column-width="1.8917in" style:rel-column-width="18522*"/>
    </style:style>
    <style:style style:name="Table1.C" style:family="table-column">
      <style:table-column-properties style:column-width="1.9646in" style:rel-column-width="19236*"/>
    </style:style>
    <style:style style:name="Table1.D" style:family="table-column">
      <style:table-column-properties style:column-width="1.0417in" style:rel-column-width="10199*"/>
    </style:style>
    <style:style style:name="Table1.E" style:family="table-column">
      <style:table-column-properties style:column-width="0.3764in" style:rel-column-width="3685*"/>
    </style:style>
    <style:style style:name="Table1.F" style:family="table-column">
      <style:table-column-properties style:column-width="0.2486in" style:rel-column-width="2434*"/>
    </style:style>
    <style:style style:name="Table1.G" style:family="table-column">
      <style:table-column-properties style:column-width="0.2146in" style:rel-column-width="2103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G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9556in" style:rel-column-width="9356*"/>
    </style:style>
    <style:style style:name="Table2.B" style:family="table-column">
      <style:table-column-properties style:column-width="1.8917in" style:rel-column-width="18522*"/>
    </style:style>
    <style:style style:name="Table2.C" style:family="table-column">
      <style:table-column-properties style:column-width="1.9646in" style:rel-column-width="19236*"/>
    </style:style>
    <style:style style:name="Table2.D" style:family="table-column">
      <style:table-column-properties style:column-width="1.0417in" style:rel-column-width="10199*"/>
    </style:style>
    <style:style style:name="Table2.E" style:family="table-column">
      <style:table-column-properties style:column-width="0.3764in" style:rel-column-width="3685*"/>
    </style:style>
    <style:style style:name="Table2.F" style:family="table-column">
      <style:table-column-properties style:column-width="0.2486in" style:rel-column-width="2434*"/>
    </style:style>
    <style:style style:name="Table2.G" style:family="table-column">
      <style:table-column-properties style:column-width="0.2146in" style:rel-column-width="2103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G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9556in" style:rel-column-width="9356*"/>
    </style:style>
    <style:style style:name="Table3.B" style:family="table-column">
      <style:table-column-properties style:column-width="1.8917in" style:rel-column-width="18522*"/>
    </style:style>
    <style:style style:name="Table3.C" style:family="table-column">
      <style:table-column-properties style:column-width="1.9646in" style:rel-column-width="19236*"/>
    </style:style>
    <style:style style:name="Table3.D" style:family="table-column">
      <style:table-column-properties style:column-width="1.0417in" style:rel-column-width="10199*"/>
    </style:style>
    <style:style style:name="Table3.E" style:family="table-column">
      <style:table-column-properties style:column-width="0.3764in" style:rel-column-width="3685*"/>
    </style:style>
    <style:style style:name="Table3.F" style:family="table-column">
      <style:table-column-properties style:column-width="0.2486in" style:rel-column-width="2434*"/>
    </style:style>
    <style:style style:name="Table3.G" style:family="table-column">
      <style:table-column-properties style:column-width="0.2146in" style:rel-column-width="2103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G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9556in" style:rel-column-width="9356*"/>
    </style:style>
    <style:style style:name="Table4.B" style:family="table-column">
      <style:table-column-properties style:column-width="1.8917in" style:rel-column-width="18522*"/>
    </style:style>
    <style:style style:name="Table4.C" style:family="table-column">
      <style:table-column-properties style:column-width="1.9646in" style:rel-column-width="19236*"/>
    </style:style>
    <style:style style:name="Table4.D" style:family="table-column">
      <style:table-column-properties style:column-width="1.0417in" style:rel-column-width="10199*"/>
    </style:style>
    <style:style style:name="Table4.E" style:family="table-column">
      <style:table-column-properties style:column-width="0.3764in" style:rel-column-width="3685*"/>
    </style:style>
    <style:style style:name="Table4.F" style:family="table-column">
      <style:table-column-properties style:column-width="0.2486in" style:rel-column-width="2434*"/>
    </style:style>
    <style:style style:name="Table4.G" style:family="table-column">
      <style:table-column-properties style:column-width="0.2146in" style:rel-column-width="2103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G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0.9556in" style:rel-column-width="9356*"/>
    </style:style>
    <style:style style:name="Table5.B" style:family="table-column">
      <style:table-column-properties style:column-width="1.8917in" style:rel-column-width="18522*"/>
    </style:style>
    <style:style style:name="Table5.C" style:family="table-column">
      <style:table-column-properties style:column-width="1.9646in" style:rel-column-width="19236*"/>
    </style:style>
    <style:style style:name="Table5.D" style:family="table-column">
      <style:table-column-properties style:column-width="1.0417in" style:rel-column-width="10199*"/>
    </style:style>
    <style:style style:name="Table5.E" style:family="table-column">
      <style:table-column-properties style:column-width="0.3764in" style:rel-column-width="3685*"/>
    </style:style>
    <style:style style:name="Table5.F" style:family="table-column">
      <style:table-column-properties style:column-width="0.2486in" style:rel-column-width="2434*"/>
    </style:style>
    <style:style style:name="Table5.G" style:family="table-column">
      <style:table-column-properties style:column-width="0.2146in" style:rel-column-width="2103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G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0.9556in" style:rel-column-width="9356*"/>
    </style:style>
    <style:style style:name="Table6.B" style:family="table-column">
      <style:table-column-properties style:column-width="1.8917in" style:rel-column-width="18522*"/>
    </style:style>
    <style:style style:name="Table6.C" style:family="table-column">
      <style:table-column-properties style:column-width="1.9646in" style:rel-column-width="19236*"/>
    </style:style>
    <style:style style:name="Table6.D" style:family="table-column">
      <style:table-column-properties style:column-width="1.0417in" style:rel-column-width="10199*"/>
    </style:style>
    <style:style style:name="Table6.E" style:family="table-column">
      <style:table-column-properties style:column-width="0.3764in" style:rel-column-width="3685*"/>
    </style:style>
    <style:style style:name="Table6.F" style:family="table-column">
      <style:table-column-properties style:column-width="0.2486in" style:rel-column-width="2434*"/>
    </style:style>
    <style:style style:name="Table6.G" style:family="table-column">
      <style:table-column-properties style:column-width="0.2146in" style:rel-column-width="2103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G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9556in" style:rel-column-width="9356*"/>
    </style:style>
    <style:style style:name="Table7.B" style:family="table-column">
      <style:table-column-properties style:column-width="1.8917in" style:rel-column-width="18522*"/>
    </style:style>
    <style:style style:name="Table7.C" style:family="table-column">
      <style:table-column-properties style:column-width="1.9646in" style:rel-column-width="19236*"/>
    </style:style>
    <style:style style:name="Table7.D" style:family="table-column">
      <style:table-column-properties style:column-width="1.0417in" style:rel-column-width="10199*"/>
    </style:style>
    <style:style style:name="Table7.E" style:family="table-column">
      <style:table-column-properties style:column-width="0.3764in" style:rel-column-width="3685*"/>
    </style:style>
    <style:style style:name="Table7.F" style:family="table-column">
      <style:table-column-properties style:column-width="0.2486in" style:rel-column-width="2434*"/>
    </style:style>
    <style:style style:name="Table7.G" style:family="table-column">
      <style:table-column-properties style:column-width="0.2146in" style:rel-column-width="2103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G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9556in" style:rel-column-width="9356*"/>
    </style:style>
    <style:style style:name="Table8.B" style:family="table-column">
      <style:table-column-properties style:column-width="1.8917in" style:rel-column-width="18522*"/>
    </style:style>
    <style:style style:name="Table8.C" style:family="table-column">
      <style:table-column-properties style:column-width="1.9646in" style:rel-column-width="19236*"/>
    </style:style>
    <style:style style:name="Table8.D" style:family="table-column">
      <style:table-column-properties style:column-width="1.0417in" style:rel-column-width="10199*"/>
    </style:style>
    <style:style style:name="Table8.E" style:family="table-column">
      <style:table-column-properties style:column-width="0.3764in" style:rel-column-width="3685*"/>
    </style:style>
    <style:style style:name="Table8.F" style:family="table-column">
      <style:table-column-properties style:column-width="0.2486in" style:rel-column-width="2434*"/>
    </style:style>
    <style:style style:name="Table8.G" style:family="table-column">
      <style:table-column-properties style:column-width="0.2146in" style:rel-column-width="2103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G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G2" style:family="table-cell">
      <style:table-cell-properties fo:padding="0.0382in" fo:border-left="0.0007in solid #000000" fo:border-right="0.0007in solid #000000" fo:border-top="none" fo:border-bottom="0.0007in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K-MM-Rem-Short">Benz-ac.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row>
          <table:table-cell table:style-name="Tabelle1.A1" office:value-type="string">
            <text:p text:style-name="SK-MM-Rem">BENZOICUM ACIDUM</text:p>
          </table:table-cell>
          <table:table-cell table:style-name="Tabelle1.A1" office:value-type="string">
            <text:p text:style-name="Standard">L1</text:p>
          </table:table-cell>
          <table:table-cell table:style-name="Tabelle1.A1" office:value-type="string">
            <text:p text:style-name="Standard">L2</text:p>
          </table:table-cell>
          <table:table-cell table:style-name="Tabelle1.A1" office:value-type="string">
            <text:p text:style-name="Standard">L3</text:p>
          </table:table-cell>
          <table:table-cell table:style-name="Tabelle1.A1" office:value-type="string">
            <text:p text:style-name="Standard">fnote</text:p>
          </table:table-cell>
          <table:table-cell table:style-name="Tabelle1.A1" office:value-type="string">
            <text:p text:style-name="Standard"/>
          </table:table-cell>
          <table:table-cell table:style-name="Tabelle1.G1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>Region </text:p>
          </table:table-cell>
          <table:table-cell table:style-name="Tabelle1.A2" office:value-type="string">
            <text:p text:style-name="SK-MM-L1"><text:span text:style-name="Strong_20_Emphasis">URINE</text:span></text:p>
          </table:table-cell>
          <table:table-cell table:style-name="Tabelle1.A2" office:value-type="string">
            <text:p text:style-name="SK-MM-L2"><text:span text:style-name="Emphasis">Kidneys</text:span></text:p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K-MM-L1"/>
          </table:table-cell>
          <table:table-cell table:style-name="Tabelle1.A2" office:value-type="string">
            <text:p text:style-name="SK-MM-L2"><text:span text:style-name="Emphasis">Bladder</text:span></text:p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/>
          </table:table-cell>
          <table:table-cell table:style-name="Tabelle1.A2" office:value-type="string">
            <text:p text:style-name="SK-MM-L1"><text:span text:style-name="Strong_20_Emphasis">JOINTS</text:span>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/>
          </table:table-cell>
          <table:table-cell table:style-name="Tabelle1.A2" office:value-type="string">
            <text:p text:style-name="SK-MM-L1"><text:span text:style-name="Emphasis">Heart</text:span>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/>
          </table:table-cell>
          <table:table-cell table:style-name="Tabelle1.A2" office:value-type="string">
            <text:p text:style-name="SK-MM-L1">Bowels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/>
          </table:table-cell>
          <table:table-cell table:style-name="Tabelle1.A2" office:value-type="string">
            <text:p text:style-name="SK-MM-L1">Left side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>Worse</text:p>
          </table:table-cell>
          <table:table-cell table:style-name="Tabelle1.A2" office:value-type="string">
            <text:p text:style-name="SK-MM-L1">Open air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Cold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Changing weather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Better">Better</text:p>
          </table:table-cell>
          <table:table-cell table:style-name="Tabelle1.A2" office:value-type="string">
            <text:p text:style-name="SK-MM-L1">Heat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Better"/>
          </table:table-cell>
          <table:table-cell table:style-name="Tabelle1.A2" office:value-type="string">
            <text:p text:style-name="SK-MM-L1">Profuse urine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</table:table>
      <text:p text:style-name="Standard"><text:line-break/></text:p>
      <text:p text:style-name="Primary">Strong urinous odor of patient. </text:p>
      <text:p text:style-name="Primary"><text:span text:style-name="Emphasis">Changing or gouty rheumatic pains, &lt; at heart or alternating with urinary symptoms. </text:span></text:p>
      <text:p text:style-name="Primary">Pains alternate with heart symptoms. </text:p>
      <text:p text:style-name="Primary">Painful, gouty nodes. </text:p>
      <text:p text:style-name="Primary">Hygromæ (Am-c.). </text:p>
      <text:p text:style-name="Primary">Bunion. </text:p>
      <text:p text:style-name="Primary">Meniere's disease (Sal-ac.). </text:p>
      <text:p text:style-name="Primary"/>
      <text:p text:style-name="Secondary">Salty vomitus. </text:p>
      <text:p text:style-name="Secondary"><text:span text:style-name="Emphasis">Copious, grayish stools; </text:span>like soap-suds; of a pungent urinous odor; very foul; white. </text:p>
      <text:p text:style-name="Secondary"><text:span text:style-name="Strong_20_Emphasis">STRONG, HOT, </text:span>DARK-BROWN URINE; <text:span text:style-name="Emphasis">foul; ammoniacal or odor of horse urine. </text:span></text:p>
      <text:p text:style-name="Secondary">Gravel. </text:p>
      <text:p text:style-name="Secondary">Hard, dry cough. </text:p>
      <text:p text:style-name="Secondary"><text:span text:style-name="Emphasis">Cracking joints; </text:span>in knees. </text:p>
      <text:p text:style-name="Secondary">Profuse sweat, without relief; night sweats. </text:p>
      <text:p text:style-name="SK-MM-Remedy-Reference">Related: Calc-c.</text:p>
      <text:p text:style-name="Standard"/>
      <text:p text:style-name="SK-MM-Rem-Short">Berb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SK-MM-Rem">BERBERIS VULGARIS</text:p>
          </table:table-cell>
          <table:table-cell table:style-name="Table1.A1" office:value-type="string">
            <text:p text:style-name="Standard">L1</text:p>
          </table:table-cell>
          <table:table-cell table:style-name="Table1.A1" office:value-type="string">
            <text:p text:style-name="Standard">L2</text:p>
          </table:table-cell>
          <table:table-cell table:style-name="Table1.A1" office:value-type="string">
            <text:p text:style-name="Standard">L3</text:p>
          </table:table-cell>
          <table:table-cell table:style-name="Table1.A1" office:value-type="string">
            <text:p text:style-name="Standard">fnote</text:p>
          </table:table-cell>
          <table:table-cell table:style-name="Table1.A1" office:value-type="string">
            <text:p text:style-name="Standard"/>
          </table:table-cell>
          <table:table-cell table:style-name="Table1.G1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>Region </text:p>
          </table:table-cell>
          <table:table-cell table:style-name="Table1.A2" office:value-type="string">
            <text:p text:style-name="SK-MM-L1">Urinary and digestive tract</text:p>
          </table:table-cell>
          <table:table-cell table:style-name="Table1.A2" office:value-type="string">
            <text:p text:style-name="SK-MM-L2"><text:span text:style-name="Strong_20_Emphasis">KIDNEYS</text:span></text:p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K-MM-L1"/>
          </table:table-cell>
          <table:table-cell table:style-name="Table1.A2" office:value-type="string">
            <text:p text:style-name="SK-MM-L2"><text:span text:style-name="Emphasis">Liver</text:span></text:p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K-MM-L1"/>
          </table:table-cell>
          <table:table-cell table:style-name="Table1.A2" office:value-type="string">
            <text:p text:style-name="SK-MM-L2">Bladder</text:p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/>
          </table:table-cell>
          <table:table-cell table:style-name="Table1.A2" office:value-type="string">
            <text:p text:style-name="SK-MM-L1">Lumbar region (hips)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ext:soft-page-break/>
        <table:table-row>
          <table:table-cell table:style-name="Table1.A2" office:value-type="string">
            <text:p text:style-name="SK-MM-Region"/>
          </table:table-cell>
          <table:table-cell table:style-name="Table1.A2" office:value-type="string">
            <text:p text:style-name="SK-MM-L1">Joints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/>
          </table:table-cell>
          <table:table-cell table:style-name="Table1.A2" office:value-type="string">
            <text:p text:style-name="SK-MM-L1">Uterus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/>
          </table:table-cell>
          <table:table-cell table:style-name="Table1.A2" office:value-type="string">
            <text:p text:style-name="SK-MM-L1">Spermatic cord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>Worse</text:p>
          </table:table-cell>
          <table:table-cell table:style-name="Table1.A2" office:value-type="string">
            <text:p text:style-name="SK-MM-L1">Motion</text:p>
          </table:table-cell>
          <table:table-cell table:style-name="Table1.A2" office:value-type="string">
            <text:p text:style-name="SK-MM-L2"><text:span text:style-name="Emphasis">Jarring</text:span></text:p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K-MM-L1"/>
          </table:table-cell>
          <table:table-cell table:style-name="Table1.A2" office:value-type="string">
            <text:p text:style-name="SK-MM-L2"><text:span text:style-name="Emphasis">Stepping hard</text:span></text:p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K-MM-L1"/>
          </table:table-cell>
          <table:table-cell table:style-name="Table1.A2" office:value-type="string">
            <text:p text:style-name="SK-MM-L2">Rising from sitting</text:p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Fatigue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Urinating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</table:table>
      <text:p text:style-name="Standard"><text:line-break/></text:p>
      <text:p text:style-name="Primary"><text:span text:style-name="Emphasis">Mentally and physically tired. </text:span></text:p>
      <text:p text:style-name="Primary">Sees things in twilight. </text:p>
      <text:p text:style-name="Primary"><text:span text:style-name="Emphasis">Many, rapidly changing or alternating symptoms; shooting outward, </text:span>as in urethra, toes, etc., about or RADIATING from one point; lower spine, etc. </text:p>
      <text:p text:style-name="Primary"><text:span text:style-name="Emphasis">Sticking. </text:span></text:p>
      <text:p text:style-name="Primary">Soreness. </text:p>
      <text:p text:style-name="Primary"><text:span text:style-name="Emphasis">Burning-smarting. </text:span></text:p>
      <text:p text:style-name="Primary">Numbness; insensitive to extreme heat or cold. </text:p>
      <text:p text:style-name="Primary">GURGLING or bubbling. </text:p>
      <text:p text:style-name="Primary"><text:span text:style-name="Emphasis">Dry mucous membranes; </text:span>mouth, vagina, etc. </text:p>
      <text:p text:style-name="Primary"><text:span text:style-name="Emphasis">Dirty-gray face, </text:span>gums, feces, etc. </text:p>
      <text:p text:style-name="Primary">Lithæmia. </text:p>
      <text:p text:style-name="Primary">Calculi. </text:p>
      <text:p text:style-name="Primary"/>
      <text:p text:style-name="Secondary">As of a thight cap on head. </text:p>
      <text:p text:style-name="Secondary">Cold temples. </text:p>
      <text:p text:style-name="Secondary">Suppurating acne. </text:p>
      <text:p text:style-name="Secondary">Sticky mouth. </text:p>
      <text:p text:style-name="Secondary">Foamy, cottony saliva (Nux-m.). </text:p>
      <text:p text:style-name="Secondary">Painful pimple at tip of tongue. </text:p>
      <text:p text:style-name="Secondary">Pains from stomach to back or the reverse. </text:p>
      <text:p text:style-name="Secondary">Torn loose feeling in epigastrium. </text:p>
      <text:p text:style-name="Secondary">Biliary and urinary calculi. </text:p>
      <text:p text:style-name="Secondary"><text:span text:style-name="Emphasis">Colic, </text:span>pains from gall-bladder to epigastrium; bilious; along ureter, arresting breathing; renal (r). </text:p>
      <text:p text:style-name="Secondary">Stools, pale, <text:span text:style-name="Emphasis">smarting. </text:span>tough; watery, with jaundice. </text:p>
      <text:p text:style-name="Secondary">Fistula ani. </text:p>
      <text:p text:style-name="Secondary">Burning kidneys. </text:p>
      <text:p text:style-name="Secondary">Clear discharge from meatus, before urinating. </text:p>
      <text:p text:style-name="Secondary"><text:span text:style-name="Emphasis">Urine thick, turbid, yellow; red. </text:span>mealy, <text:span text:style-name="Emphasis">sandy or slimy sediment. </text:span></text:p>
      <text:p text:style-name="Secondary">Dysuria. </text:p>
      <text:p text:style-name="Secondary">Genitals: cold, sweaty, pains change sides. </text:p>
      <text:p text:style-name="Secondary">Gray or brown mucus replaces menses. </text:p>
      <text:p text:style-name="Secondary">Backache with severe prostration. </text:p>
      <text:p text:style-name="Secondary">Sore spot under (r) scapula (Chel.). </text:p>
      <text:p text:style-name="Secondary">Crushing, stitching, paralysing lumbar pain. </text:p>
      <text:p text:style-name="Secondary">Numb lumbar region. </text:p>
      <text:p text:style-name="Secondary"><text:soft-page-break/>Pain from iliac crests down front of thighs; when urinating. </text:p>
      <text:p text:style-name="Secondary">Lumbago. </text:p>
      <text:p text:style-name="Secondary">Itchy skin. </text:p>
      <text:p text:style-name="Secondary">Eruptions leave a brown stain. </text:p>
      <text:p text:style-name="Secondary">Chilly. </text:p>
      <text:p text:style-name="Secondary"><text:span text:style-name="Emphasis">Cold single parts. </text:span></text:p>
      <text:p text:style-name="Secondary">Everything excites sweating. </text:p>
      <text:p text:style-name="SK-MM-Remedy-Reference">Complementary: Mag-m. Related: Benz-ac. Coc-c. Kali-bi. Lyc. Pul.</text:p>
      <text:p text:style-name="Standard"/>
      <text:p text:style-name="SK-MM-Rem-Short">Bism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SK-MM-Rem">BISMUTHUM METALLICUM</text:p>
          </table:table-cell>
          <table:table-cell table:style-name="Table2.A1" office:value-type="string">
            <text:p text:style-name="Standard">L1</text:p>
          </table:table-cell>
          <table:table-cell table:style-name="Table2.A1" office:value-type="string">
            <text:p text:style-name="Standard">L2</text:p>
          </table:table-cell>
          <table:table-cell table:style-name="Table2.A1" office:value-type="string">
            <text:p text:style-name="Standard">L3</text:p>
          </table:table-cell>
          <table:table-cell table:style-name="Table2.A1" office:value-type="string">
            <text:p text:style-name="Standard">fnote</text:p>
          </table:table-cell>
          <table:table-cell table:style-name="Table2.A1" office:value-type="string">
            <text:p text:style-name="Standard"/>
          </table:table-cell>
          <table:table-cell table:style-name="Table2.G1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>Region </text:p>
          </table:table-cell>
          <table:table-cell table:style-name="Table2.A2" office:value-type="string">
            <text:p text:style-name="SK-MM-L1"><text:span text:style-name="Strong_20_Emphasis">DIGESTIVE TRACT</text:span></text:p>
          </table:table-cell>
          <table:table-cell table:style-name="Table2.A2" office:value-type="string">
            <text:p text:style-name="SK-MM-L2"><text:span text:style-name="Emphasis">Stomach</text:span>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K-MM-L1"/>
          </table:table-cell>
          <table:table-cell table:style-name="Table2.A2" office:value-type="string">
            <text:p text:style-name="SK-MM-L2"><text:span text:style-name="Emphasis">Intestines</text:span>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/>
          </table:table-cell>
          <table:table-cell table:style-name="Table2.A2" office:value-type="string">
            <text:p text:style-name="SK-MM-L1"><text:span text:style-name="Emphasis">Eating</text:span>; overeating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</table:table>
      <text:p text:style-name="Standard"><text:line-break/></text:p>
      <text:p text:style-name="Primary">Apathetic and prostrated. </text:p>
      <text:p text:style-name="Primary"><text:span text:style-name="Emphasis">Tearing, pinching pains. </text:span></text:p>
      <text:p text:style-name="Primary">Internal heaviness. </text:p>
      <text:p text:style-name="Primary"/>
      <text:p text:style-name="Secondary">Swelled gums. </text:p>
      <text:p text:style-name="Secondary"><text:span text:style-name="Emphasis">Craves cold drink, which is vomited at once, or in great quantities when stomach becomes full. </text:span></text:p>
      <text:p text:style-name="Secondary">Foul belching. </text:p>
      <text:p text:style-name="Secondary">Vomits liquids only, or bilious after eating. </text:p>
      <text:p text:style-name="Secondary">Atrophia ablactatorum (Kre. </text:p>
      <text:p text:style-name="Secondary">Ox-ac.). </text:p>
      <text:p text:style-name="Secondary">Gastric, alternating with head or face pains. </text:p>
      <text:p text:style-name="Secondary">Violent gastralgia (Atro. </text:p>
      <text:p text:style-name="Secondary">Chin.); with cramping or burning. </text:p>
      <text:p text:style-name="Secondary">Food presses like a load on one spot. </text:p>
      <text:p text:style-name="Secondary">Prostration; after stool. </text:p>
      <text:p text:style-name="Secondary">Cholera infantum, when the body remains warm. </text:p>
      <text:p text:style-name="Secondary">Black ulcers. </text:p>
      <text:p text:style-name="Secondary"><text:span text:style-name="Emphasis">Dry palms and soles. </text:span></text:p>
      <text:p text:style-name="SK-MM-Remedy-Reference">Related: Ars. Cad-s.</text:p>
      <text:p text:style-name="Standard"/>
      <text:p text:style-name="SK-MM-Rem-Short">Bor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SK-MM-Rem">BORAX</text:p>
          </table:table-cell>
          <table:table-cell table:style-name="Table3.A1" office:value-type="string">
            <text:p text:style-name="Standard">L1</text:p>
          </table:table-cell>
          <table:table-cell table:style-name="Table3.A1" office:value-type="string">
            <text:p text:style-name="Standard">L2</text:p>
          </table:table-cell>
          <table:table-cell table:style-name="Table3.A1" office:value-type="string">
            <text:p text:style-name="Standard">L3</text:p>
          </table:table-cell>
          <table:table-cell table:style-name="Table3.A1" office:value-type="string">
            <text:p text:style-name="Standard">fnote</text:p>
          </table:table-cell>
          <table:table-cell table:style-name="Table3.A1" office:value-type="string">
            <text:p text:style-name="Standard"/>
          </table:table-cell>
          <table:table-cell table:style-name="Table3.G1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Region">Region</text:p>
          </table:table-cell>
          <table:table-cell table:style-name="Table3.A2" office:value-type="string">
            <text:p text:style-name="SK-MM-L1"><text:span text:style-name="Emphasis">Occiput</text:span>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Region">Region </text:p>
          </table:table-cell>
          <table:table-cell table:style-name="Table3.A2" office:value-type="string">
            <text:p text:style-name="SK-MM-L1"><text:span text:style-name="Strong_20_Emphasis">NUTRITION</text:span></text:p>
          </table:table-cell>
          <table:table-cell table:style-name="Table3.A2" office:value-type="string">
            <text:p text:style-name="SK-MM-L2"><text:span text:style-name="Strong_20_Emphasis">NERVES</text:span></text:p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K-MM-L1"/>
          </table:table-cell>
          <table:table-cell table:style-name="Table3.A2" office:value-type="string">
            <text:p text:style-name="SK-MM-L2"><text:span text:style-name="Strong_20_Emphasis">MUCOUS MEMBRANES</text:span></text:p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Region"/>
          </table:table-cell>
          <table:table-cell table:style-name="Table3.A2" office:value-type="string">
            <text:p text:style-name="SK-MM-L1"><text:span text:style-name="Strong_20_Emphasis">MOUTH</text:span>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ext:soft-page-break/>
        <table:table-row>
          <table:table-cell table:style-name="Table3.A2" office:value-type="string">
            <text:p text:style-name="SK-MM-Region"/>
          </table:table-cell>
          <table:table-cell table:style-name="Table3.A2" office:value-type="string">
            <text:p text:style-name="SK-MM-L1">Skin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Region"/>
          </table:table-cell>
          <table:table-cell table:style-name="Table3.A2" office:value-type="string">
            <text:p text:style-name="SK-MM-L1">Kidneys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Region"/>
          </table:table-cell>
          <table:table-cell table:style-name="Table3.A2" office:value-type="string">
            <text:p text:style-name="SK-MM-L1">Bladder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>Worse</text:p>
          </table:table-cell>
          <table:table-cell table:style-name="Table3.A2" office:value-type="string">
            <text:p text:style-name="SK-MM-L1"><text:span text:style-name="Strong_20_Emphasis">DOWNWARD MOTION</text:span>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<text:span text:style-name="Emphasis">Sudden noises</text:span>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Coldwet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Least uncovering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Nurslings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Children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Fruit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Better">Better</text:p>
          </table:table-cell>
          <table:table-cell table:style-name="Table3.A2" office:value-type="string">
            <text:p text:style-name="SK-MM-L1"/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Better"/>
          </table:table-cell>
          <table:table-cell table:style-name="Table3.A2" office:value-type="string">
            <text:p text:style-name="SK-MM-L1"/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Better"/>
          </table:table-cell>
          <table:table-cell table:style-name="Table3.A2" office:value-type="string">
            <text:p text:style-name="SK-MM-L1"><text:span text:style-name="Strong_20_Emphasis">P</text:span>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</table:table>
      <text:p text:style-name="Standard"><text:line-break/></text:p>
      <text:p text:style-name="Primary">Tough, bloody mucus. </text:p>
      <text:p text:style-name="Primary">Tousy persons (Med. </text:p>
      <text:p text:style-name="Primary">Sul.): frowsy hair, tangles at ends. </text:p>
      <text:p text:style-name="Primary">Frightened at every noise; starts from sleep, as if to fall. </text:p>
      <text:p text:style-name="Primary">Restless in afternoon. </text:p>
      <text:p text:style-name="Primary">Gummy, crusty eyelids and nostrils. </text:p>
      <text:p text:style-name="Primary">Raw tarsi. </text:p>
      <text:p text:style-name="Primary">Acrid coryza. </text:p>
      <text:p text:style-name="Primary">Red nose of young women. </text:p>
      <text:p text:style-name="Primary">Dirty complexion. </text:p>
      <text:p text:style-name="Primary">Puffy face. </text:p>
      <text:p text:style-name="Primary">Dry cracked tongue. </text:p>
      <text:p text:style-name="Primary">Palate hard and wrinkled. </text:p>
      <text:p text:style-name="Primary">Eructations when painful parts are pressed. </text:p>
      <text:p text:style-name="Primary">Poorly nourished, soft and flabby. </text:p>
      <text:p text:style-name="Primary"><text:span text:style-name="Emphasis">Aphtous, catarrhal tendency. </text:span></text:p>
      <text:p text:style-name="Primary"><text:span text:style-name="Emphasis">Clear, thick, hot, biting discharges. </text:span></text:p>
      <text:p text:style-name="Primary">Heat in single parts; <text:span text:style-name="Emphasis">mouth, </text:span>vagina, palms, etc. </text:p>
      <text:p text:style-name="Primary">Sticking or drawing pains; <text:span text:style-name="Emphasis">intercostal, </text:span>in soles, etc. </text:p>
      <text:p text:style-name="Primary">Shrivelled skin or mucous membranes. </text:p>
      <text:p text:style-name="Primary">Marasmus. </text:p>
      <text:p text:style-name="Primary"/>
      <text:p text:style-name="Secondary"><text:span text:style-name="Emphasis">Nervous, anxious, fidgety, </text:span>fickle. </text:p>
      <text:p text:style-name="Secondary"><text:span text:style-name="Emphasis">Fretful, </text:span>before stool. </text:p>
      <text:p text:style-name="Secondary"><text:span text:style-name="Emphasis">Fears downward motion. </text:span></text:p>
      <text:p text:style-name="Secondary"><text:span text:style-name="Emphasis">Starts at trifles, sudden sounds, </text:span>etc. </text:p>
      <text:p text:style-name="Secondary">Anxious cries during sleep. </text:p>
      <text:p text:style-name="Secondary">Hot head of babies; they cry and scream when nursing or before passing stool or urine. </text:p>
      <text:p text:style-name="Secondary"><text:soft-page-break/>Entropion. </text:p>
      <text:p text:style-name="Secondary">Red about eyes. </text:p>
      <text:p text:style-name="Secondary">Dry tender, <text:span text:style-name="Emphasis">aphthous mouth. </text:span></text:p>
      <text:p text:style-name="Secondary">Puffy indented tongue. </text:p>
      <text:p text:style-name="Secondary">Griping toothache, &lt; wet weather. </text:p>
      <text:p text:style-name="Secondary">Nausea when thinking hard. </text:p>
      <text:p text:style-name="Secondary">Catch in groin on coughing. </text:p>
      <text:p text:style-name="Secondary">Stools: turning green; like boiled starch. </text:p>
      <text:p text:style-name="Secondary">Mucous diarrhœa, then weakness. </text:p>
      <text:p text:style-name="Secondary">Loose, pappy, repulsive stools. </text:p>
      <text:p text:style-name="Secondary">Hot acrid, smarting urine. </text:p>
      <text:p text:style-name="Secondary">Nephritis. </text:p>
      <text:p text:style-name="Secondary">Cystitis. </text:p>
      <text:p text:style-name="Secondary">Easy conception. </text:p>
      <text:p text:style-name="Secondary">Membranous dysmenorrhœa. </text:p>
      <text:p text:style-name="Secondary">Albuminous leucorrhœa. </text:p>
      <text:p text:style-name="Secondary"><text:span text:style-name="Emphasis">Clear, hot, </text:span>pasty leucorrhœa. </text:p>
      <text:p text:style-name="Secondary">Empty feeling in mammæ, after child nurses. </text:p>
      <text:p text:style-name="Secondary">Averse to coition. </text:p>
      <text:p text:style-name="Secondary">Pain in opposite breast, as child nurses. </text:p>
      <text:p text:style-name="Secondary">Mother's milk is thick and tastes badly. </text:p>
      <text:p text:style-name="Secondary">Blood-streaked or mouldy expectoration. </text:p>
      <text:p text:style-name="Secondary">Limbs tremble, at 10 A.M. </text:p>
      <text:p text:style-name="Secondary">Itching on back of hands. </text:p>
      <text:p text:style-name="Secondary">Eczema. </text:p>
      <text:p text:style-name="Secondary">Weak calves. </text:p>
      <text:p text:style-name="Secondary"><text:span text:style-name="Strong_20_Emphasis">DRY SKIN; </text:span><text:span text:style-name="Emphasis">festers easily, </text:span>won't heal. </text:p>
      <text:p text:style-name="Secondary">Sweat on stomach. </text:p>
      <text:p text:style-name="Secondary">Stitch in right chest, &lt; deep breath and &gt; hard pressure. </text:p>
      <text:p text:style-name="Secondary"><text:span text:style-name="Emphasis">Heart feels as if on right side. </text:span></text:p>
      <text:p text:style-name="Secondary">Violent palpitation. </text:p>
      <text:p text:style-name="SK-MM-Remedy-Reference">Related: Bell.</text:p>
      <text:p text:style-name="Standard"/>
      <text:p text:style-name="SK-MM-Rem-Short">Bov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SK-MM-Rem">BOVISTA</text:p>
          </table:table-cell>
          <table:table-cell table:style-name="Table4.A1" office:value-type="string">
            <text:p text:style-name="Standard">L1</text:p>
          </table:table-cell>
          <table:table-cell table:style-name="Table4.A1" office:value-type="string">
            <text:p text:style-name="Standard">L2</text:p>
          </table:table-cell>
          <table:table-cell table:style-name="Table4.A1" office:value-type="string">
            <text:p text:style-name="Standard">L3</text:p>
          </table:table-cell>
          <table:table-cell table:style-name="Table4.A1" office:value-type="string">
            <text:p text:style-name="Standard">fnote</text:p>
          </table:table-cell>
          <table:table-cell table:style-name="Table4.A1" office:value-type="string">
            <text:p text:style-name="Standard"/>
          </table:table-cell>
          <table:table-cell table:style-name="Table4.G1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Region">Region </text:p>
          </table:table-cell>
          <table:table-cell table:style-name="Table4.A2" office:value-type="string">
            <text:p text:style-name="SK-MM-L1"><text:span text:style-name="Strong_20_Emphasis">CIRCULATION</text:span></text:p>
          </table:table-cell>
          <table:table-cell table:style-name="Table4.A2" office:value-type="string">
            <text:p text:style-name="SK-MM-L2"><text:span text:style-name="Strong_20_Emphasis">HEART</text:span></text:p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K-MM-L1"/>
          </table:table-cell>
          <table:table-cell table:style-name="Table4.A2" office:value-type="string">
            <text:p text:style-name="SK-MM-L2"><text:span text:style-name="Emphasis">Uterus</text:span></text:p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K-MM-L1"/>
          </table:table-cell>
          <table:table-cell table:style-name="Table4.A2" office:value-type="string">
            <text:p text:style-name="SK-MM-L2">Kidneys</text:p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Region"/>
          </table:table-cell>
          <table:table-cell table:style-name="Table4.A2" office:value-type="string">
            <text:p text:style-name="SK-MM-L1"><text:span text:style-name="Strong_20_Emphasis">SKIN</text:span>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>Worse</text:p>
          </table:table-cell>
          <table:table-cell table:style-name="Table4.A2" office:value-type="string">
            <text:p text:style-name="SK-MM-L1"><text:span text:style-name="Emphasis">Menses</text:span>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/>
          </table:table-cell>
          <table:table-cell table:style-name="Table4.A2" office:value-type="string">
            <text:p text:style-name="SK-MM-L1">Full moon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/>
          </table:table-cell>
          <table:table-cell table:style-name="Table4.A2" office:value-type="string">
            <text:p text:style-name="SK-MM-L1"><text:span text:style-name="Emphasis">Getting warm</text:span>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Better">Better</text:p>
          </table:table-cell>
          <table:table-cell table:style-name="Table4.A2" office:value-type="string">
            <text:p text:style-name="SK-MM-L1">Doubling up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Better"/>
          </table:table-cell>
          <table:table-cell table:style-name="Table4.A2" office:value-type="string">
            <text:p text:style-name="SK-MM-L1">Eating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</table:table>
      <text:p text:style-name="Standard"><text:line-break/><text:soft-page-break/></text:p>
      <text:p text:style-name="Primary"><text:span text:style-name="Emphasis">Hæmorrhagic-herpetic diathesis. </text:span></text:p>
      <text:p text:style-name="Primary">Oozing hæmorrhage, &lt; night. </text:p>
      <text:p text:style-name="Primary"><text:span text:style-name="Emphasis">Laxness; </text:span>joints seem loose; <text:span text:style-name="Emphasis">easy indentation. </text:span></text:p>
      <text:p text:style-name="Primary"><text:span text:style-name="Emphasis">General puffiness. </text:span></text:p>
      <text:p text:style-name="Primary"><text:span text:style-name="Emphasis">Enlarged feeling, </text:span>head, heart, etc. </text:p>
      <text:p text:style-name="Primary"/>
      <text:p text:style-name="Secondary"><text:span text:style-name="Emphasis">Awkward in speech and action; drops things, </text:span>stutters, etc. </text:p>
      <text:p text:style-name="Secondary">Inattentive. </text:p>
      <text:p text:style-name="Secondary">Weak memory. </text:p>
      <text:p text:style-name="Secondary">Confusion on awaking. </text:p>
      <text:p text:style-name="Secondary">Weak jointed and nervous. </text:p>
      <text:p text:style-name="Secondary">A wedge presses into occiput. </text:p>
      <text:p text:style-name="Secondary">Nose stops on lying down. </text:p>
      <text:p text:style-name="Secondary">Numb mouth. </text:p>
      <text:p text:style-name="Secondary">As of a lump of ice in stomach. </text:p>
      <text:p text:style-name="Secondary"><text:span text:style-name="Emphasis">Colic, &gt; eating. </text:span></text:p>
      <text:p text:style-name="Secondary">Bloating. </text:p>
      <text:p text:style-name="Secondary"><text:span text:style-name="Emphasis">Diarrhœa, &lt; menses. </text:span></text:p>
      <text:p text:style-name="Secondary"><text:span text:style-name="Emphasis">Menses early; more at night, less if in motion; </text:span>flow between periods. </text:p>
      <text:p text:style-name="Secondary">Thick, pussy, acrid leucorrhœa. </text:p>
      <text:p text:style-name="Secondary">Short breath on using hands. </text:p>
      <text:p text:style-name="Secondary">Visible palpitation. </text:p>
      <text:p text:style-name="Secondary"><text:span text:style-name="Emphasis">Itching coccyx. </text:span></text:p>
      <text:p text:style-name="Secondary">Weak hands. </text:p>
      <text:p text:style-name="Secondary">Heavy painful legs. </text:p>
      <text:p text:style-name="Secondary"><text:span text:style-name="Emphasis">Itching eruptions; </text:span>oozing; forming thick crusts or scabs, with pus beneath (Mez.). </text:p>
      <text:p text:style-name="Secondary">Hives, with diarrhœa or menorrhagia. </text:p>
      <text:p text:style-name="Secondary">Eczema. </text:p>
      <text:p text:style-name="Secondary">Chill during pains. </text:p>
      <text:p text:style-name="SK-MM-Remedy-Reference">Related: Ap. The Carbons. Ustil.</text:p>
      <text:p text:style-name="Standard"/>
      <text:p text:style-name="SK-MM-Rem-Short">Bro.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>
          <table:table-cell table:style-name="Table5.A1" office:value-type="string">
            <text:p text:style-name="SK-MM-Rem">BROMUM</text:p>
          </table:table-cell>
          <table:table-cell table:style-name="Table5.A1" office:value-type="string">
            <text:p text:style-name="Standard">L1</text:p>
          </table:table-cell>
          <table:table-cell table:style-name="Table5.A1" office:value-type="string">
            <text:p text:style-name="Standard">L2</text:p>
          </table:table-cell>
          <table:table-cell table:style-name="Table5.A1" office:value-type="string">
            <text:p text:style-name="Standard">L3</text:p>
          </table:table-cell>
          <table:table-cell table:style-name="Table5.A1" office:value-type="string">
            <text:p text:style-name="Standard">fnote</text:p>
          </table:table-cell>
          <table:table-cell table:style-name="Table5.A1" office:value-type="string">
            <text:p text:style-name="Standard"/>
          </table:table-cell>
          <table:table-cell table:style-name="Table5.G1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>Region</text:p>
          </table:table-cell>
          <table:table-cell table:style-name="Table5.A2" office:value-type="string">
            <text:p text:style-name="SK-MM-L1"><text:span text:style-name="Strong_20_Emphasis">LARYNX</text:span>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/>
          </table:table-cell>
          <table:table-cell table:style-name="Table5.A2" office:value-type="string">
            <text:p text:style-name="SK-MM-L1"><text:span text:style-name="Strong_20_Emphasis">RESPIRATION</text:span>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/>
          </table:table-cell>
          <table:table-cell table:style-name="Table5.A2" office:value-type="string">
            <text:p text:style-name="SK-MM-L1"><text:span text:style-name="Emphasis">Heart</text:span>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/>
          </table:table-cell>
          <table:table-cell table:style-name="Table5.A2" office:value-type="string">
            <text:p text:style-name="SK-MM-L1"><text:span text:style-name="Emphasis">Circulation</text:span>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>Region </text:p>
          </table:table-cell>
          <table:table-cell table:style-name="Table5.A2" office:value-type="string">
            <text:p text:style-name="SK-MM-L1">Glands</text:p>
          </table:table-cell>
          <table:table-cell table:style-name="Table5.A2" office:value-type="string">
            <text:p text:style-name="SK-MM-L2"><text:span text:style-name="Emphasis">Parotid</text:span></text:p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K-MM-L1"/>
          </table:table-cell>
          <table:table-cell table:style-name="Table5.A2" office:value-type="string">
            <text:p text:style-name="SK-MM-L2">Thyroid</text:p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K-MM-L1"/>
          </table:table-cell>
          <table:table-cell table:style-name="Table5.A2" office:value-type="string">
            <text:p text:style-name="SK-MM-L2">Ovaries</text:p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K-MM-L1"/>
          </table:table-cell>
          <table:table-cell table:style-name="Table5.A2" office:value-type="string">
            <text:p text:style-name="SK-MM-L2">Mammæ</text:p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>Worse</text:p>
          </table:table-cell>
          <table:table-cell table:style-name="Table5.A2" office:value-type="string">
            <text:p text:style-name="SK-MM-L1"><text:span text:style-name="Strong_20_Emphasis">WARM</text:span></text:p>
          </table:table-cell>
          <table:table-cell table:style-name="Table5.A2" office:value-type="string">
            <text:p text:style-name="SK-MM-L2"><text:span text:style-name="Strong_20_Emphasis">DAMPNESS</text:span></text:p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K-MM-L1"/>
          </table:table-cell>
          <table:table-cell table:style-name="Table5.A2" office:value-type="string">
            <text:p text:style-name="SK-MM-L2"><text:span text:style-name="Emphasis">Overheating</text:span></text:p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ext:soft-page-break/>
        <table:table-row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K-MM-L1"/>
          </table:table-cell>
          <table:table-cell table:style-name="Table5.A2" office:value-type="string">
            <text:p text:style-name="SK-MM-L2">Room</text:p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Chilled while hot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Sea bathing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Dust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Drafts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Until midnight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Better">Better</text:p>
          </table:table-cell>
          <table:table-cell table:style-name="Table5.A2" office:value-type="string">
            <text:p text:style-name="SK-MM-L1">Nosebleed (vertigoheadchest)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Better"/>
          </table:table-cell>
          <table:table-cell table:style-name="Table5.A2" office:value-type="string">
            <text:p text:style-name="SK-MM-L1">At sea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Better"/>
          </table:table-cell>
          <table:table-cell table:style-name="Table5.A2" office:value-type="string">
            <text:p text:style-name="SK-MM-L1">Motion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</table:table>
      <text:p text:style-name="Standard"><text:line-break/></text:p>
      <text:p text:style-name="Primary">Scrophulous blondes. </text:p>
      <text:p text:style-name="Primary">Constrictions, glandular induration or membranous formations. </text:p>
      <text:p text:style-name="Primary"><text:span text:style-name="Emphasis">Weak and easily overheated, then sweaty and sensitive to drafts. </text:span></text:p>
      <text:p text:style-name="Primary"/>
      <text:p text:style-name="Secondary">Head congested, fears a stroke. </text:p>
      <text:p text:style-name="Secondary"><text:span text:style-name="Emphasis">Acrid, burning coryza. </text:span></text:p>
      <text:p text:style-name="Secondary">Nosebleed. </text:p>
      <text:p text:style-name="Secondary">Face seems drawn to a point at nose. </text:p>
      <text:p text:style-name="Secondary">Flatus from vagina. </text:p>
      <text:p text:style-name="Secondary">Inhaled air seems smoky, cold or raw. </text:p>
      <text:p text:style-name="Secondary">Lungs feel coated with down. </text:p>
      <text:p text:style-name="Secondary"><text:span text:style-name="Emphasis">Wants to take a deep breath, </text:span>but it excites cough. </text:p>
      <text:p text:style-name="Secondary"><text:span text:style-name="Emphasis">Suffocative fits; </text:span>he starts up choked with croupy or wheezing cough, or with palpitation. </text:p>
      <text:p text:style-name="Secondary">Asthma. </text:p>
      <text:p text:style-name="Secondary">Spasm of glottis. </text:p>
      <text:p text:style-name="Secondary">Asthma of sailors going ashore. </text:p>
      <text:p text:style-name="Secondary">Deep hoarseness, &lt; if heated. </text:p>
      <text:p text:style-name="Secondary">Diphtheritic croup. </text:p>
      <text:p text:style-name="Secondary">Colds start in larynx; go upward (Merc. </text:p>
      <text:p text:style-name="Secondary">Sep.) and downward. </text:p>
      <text:p text:style-name="Secondary">Thick, white expectoration. </text:p>
      <text:p text:style-name="Secondary">Even a small goitre oppresses. </text:p>
      <text:p text:style-name="Secondary">Nervous palpitation. </text:p>
      <text:p text:style-name="Secondary">Cardiac hypertrophy. </text:p>
      <text:p text:style-name="Secondary">Slow, glandular enlargement. </text:p>
      <text:p text:style-name="Secondary">Boring in bones. </text:p>
      <text:p text:style-name="SK-MM-Remedy-Reference">Related: Lach. Samb.</text:p>
      <text:p text:style-name="Standard"/>
      <text:p text:style-name="SK-MM-Rem-Short">Bry.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>
          <table:table-cell table:style-name="Table6.A1" office:value-type="string">
            <text:p text:style-name="SK-MM-Rem">BRYONIA</text:p>
          </table:table-cell>
          <table:table-cell table:style-name="Table6.A1" office:value-type="string">
            <text:p text:style-name="Standard">L1</text:p>
          </table:table-cell>
          <table:table-cell table:style-name="Table6.A1" office:value-type="string">
            <text:p text:style-name="Standard">L2</text:p>
          </table:table-cell>
          <table:table-cell table:style-name="Table6.A1" office:value-type="string">
            <text:p text:style-name="Standard">L3</text:p>
          </table:table-cell>
          <table:table-cell table:style-name="Table6.A1" office:value-type="string">
            <text:p text:style-name="Standard">fnote</text:p>
          </table:table-cell>
          <table:table-cell table:style-name="Table6.A1" office:value-type="string">
            <text:p text:style-name="Standard"/>
          </table:table-cell>
          <table:table-cell table:style-name="Table6.G1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>Region</text:p>
          </table:table-cell>
          <table:table-cell table:style-name="Table6.A2" office:value-type="string">
            <text:p text:style-name="SK-MM-L1">Blood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/>
          </table:table-cell>
          <table:table-cell table:style-name="Table6.A2" office:value-type="string">
            <text:p text:style-name="SK-MM-L1"><text:span text:style-name="Strong_20_Emphasis">CIRCULATION</text:span>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ext:soft-page-break/>
        <table:table-row>
          <table:table-cell table:style-name="Table6.A2" office:value-type="string">
            <text:p text:style-name="SK-MM-Region"/>
          </table:table-cell>
          <table:table-cell table:style-name="Table6.A2" office:value-type="string">
            <text:p text:style-name="SK-MM-L1"><text:span text:style-name="Emphasis">Liver</text:span>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>Region </text:p>
          </table:table-cell>
          <table:table-cell table:style-name="Table6.A2" office:value-type="string">
            <text:p text:style-name="SK-MM-L1"><text:span text:style-name="Strong_20_Emphasis">SEROUS MEMBRANES</text:span></text:p>
          </table:table-cell>
          <table:table-cell table:style-name="Table6.A2" office:value-type="string">
            <text:p text:style-name="SK-MM-L2"><text:span text:style-name="Strong_20_Emphasis">HEAD</text:span>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K-MM-L1"/>
          </table:table-cell>
          <table:table-cell table:style-name="Table6.A2" office:value-type="string">
            <text:p text:style-name="SK-MM-L2"><text:span text:style-name="Strong_20_Emphasis">CHEST</text:span>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K-MM-L1"/>
          </table:table-cell>
          <table:table-cell table:style-name="Table6.A2" office:value-type="string">
            <text:p text:style-name="SK-MM-L2"><text:span text:style-name="Strong_20_Emphasis">JOINTS</text:span>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K-MM-L1"/>
          </table:table-cell>
          <table:table-cell table:style-name="Table6.A2" office:value-type="string">
            <text:p text:style-name="SK-MM-L2"><text:span text:style-name="Strong_20_Emphasis">ABDOMEN</text:span>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>Region </text:p>
          </table:table-cell>
          <table:table-cell table:style-name="Table6.A2" office:value-type="string">
            <text:p text:style-name="SK-MM-L1">Motor apparatus</text:p>
          </table:table-cell>
          <table:table-cell table:style-name="Table6.A2" office:value-type="string">
            <text:p text:style-name="SK-MM-L2">Nerves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K-MM-L1"/>
          </table:table-cell>
          <table:table-cell table:style-name="Table6.A2" office:value-type="string">
            <text:p text:style-name="SK-MM-L2"><text:span text:style-name="Emphasis">Muscles</text:span>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/>
          </table:table-cell>
          <table:table-cell table:style-name="Table6.A2" office:value-type="string">
            <text:p text:style-name="SK-MM-L1">Right side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/>
          </table:table-cell>
          <table:table-cell table:style-name="Table6.A2" office:value-type="string">
            <text:p text:style-name="SK-MM-L1">Lymphatics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/>
          </table:table-cell>
          <table:table-cell table:style-name="Table6.A2" office:value-type="string">
            <text:p text:style-name="SK-MM-L1">Cellular tissue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>Worse</text:p>
          </table:table-cell>
          <table:table-cell table:style-name="Table6.A2" office:value-type="string">
            <text:p text:style-name="SK-MM-L1"><text:span text:style-name="Strong_20_Emphasis">MOTION</text:span></text:p>
          </table:table-cell>
          <table:table-cell table:style-name="Table6.A2" office:value-type="string">
            <text:p text:style-name="SK-MM-L2"><text:span text:style-name="Strong_20_Emphasis">LEAST RAISING UP</text:span>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K-MM-L1"/>
          </table:table-cell>
          <table:table-cell table:style-name="Table6.A2" office:value-type="string">
            <text:p text:style-name="SK-MM-L2"><text:span text:style-name="Strong_20_Emphasis">STOOPING</text:span>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K-MM-L1"/>
          </table:table-cell>
          <table:table-cell table:style-name="Table6.A2" office:value-type="string">
            <text:p text:style-name="SK-MM-L2"><text:span text:style-name="Strong_20_Emphasis">EXERTION</text:span>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K-MM-L1"/>
          </table:table-cell>
          <table:table-cell table:style-name="Table6.A2" office:value-type="string">
            <text:p text:style-name="SK-MM-L2"><text:span text:style-name="Strong_20_Emphasis">COUGHING</text:span>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K-MM-L1"/>
          </table:table-cell>
          <table:table-cell table:style-name="Table6.A2" office:value-type="string">
            <text:p text:style-name="SK-MM-L2"><text:span text:style-name="Strong_20_Emphasis">DEEP BREATHING</text:span>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Dry</text:p>
          </table:table-cell>
          <table:table-cell table:style-name="Table6.A2" office:value-type="string">
            <text:p text:style-name="SK-MM-L2">Heat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K-MM-L1"/>
          </table:table-cell>
          <table:table-cell table:style-name="Table6.A2" office:value-type="string">
            <text:p text:style-name="SK-MM-L2">Cold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<text:span text:style-name="Strong_20_Emphasis">HOT</text:span></text:p>
          </table:table-cell>
          <table:table-cell table:style-name="Table6.A2" office:value-type="string">
            <text:p text:style-name="SK-MM-L2"><text:span text:style-name="Strong_20_Emphasis">BECOMING</text:span>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K-MM-L1"/>
          </table:table-cell>
          <table:table-cell table:style-name="Table6.A2" office:value-type="string">
            <text:p text:style-name="SK-MM-L2"><text:span text:style-name="Strong_20_Emphasis">ROOM</text:span>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K-MM-L1"/>
          </table:table-cell>
          <table:table-cell table:style-name="Table6.A2" office:value-type="string">
            <text:p text:style-name="SK-MM-L2"><text:span text:style-name="Emphasis">Weather</text:span>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Drinkingwhile hot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<text:span text:style-name="Strong_20_Emphasis">EATING</text:span>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Vegetables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Acids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Calomel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<text:span text:style-name="Strong_20_Emphasis">VEXATION</text:span>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<text:span text:style-name="Emphasis">Touch</text:span>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Suppressions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Taking cold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Early A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Better">Better</text:p>
          </table:table-cell>
          <table:table-cell table:style-name="Table6.A2" office:value-type="string">
            <text:p text:style-name="SK-MM-L1"><text:span text:style-name="Strong_20_Emphasis">PRESSURE</text:span></text:p>
          </table:table-cell>
          <table:table-cell table:style-name="Table6.A2" office:value-type="string">
            <text:p text:style-name="SK-MM-L2"><text:span text:style-name="Strong_20_Emphasis">LYING ON PAINFUL PART</text:span>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K-MM-L1"/>
          </table:table-cell>
          <table:table-cell table:style-name="Table6.A2" office:value-type="string">
            <text:p text:style-name="SK-MM-L2">Bandageetc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ext:soft-page-break/>
        <table:table-row>
          <table:table-cell table:style-name="Table6.A2" office:value-type="string">
            <text:p text:style-name="SK-MM-Better"/>
          </table:table-cell>
          <table:table-cell table:style-name="Table6.A2" office:value-type="string">
            <text:p text:style-name="SK-MM-L1"><text:span text:style-name="Strong_20_Emphasis">COOL OPEN AIR</text:span>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Better"/>
          </table:table-cell>
          <table:table-cell table:style-name="Table6.A2" office:value-type="string">
            <text:p text:style-name="SK-MM-L1"><text:span text:style-name="Strong_20_Emphasis">QUIET</text:span>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Better"/>
          </table:table-cell>
          <table:table-cell table:style-name="Table6.A2" office:value-type="string">
            <text:p text:style-name="SK-MM-L1">Cloudydamp days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Better"/>
          </table:table-cell>
          <table:table-cell table:style-name="Table6.A2" office:value-type="string">
            <text:p text:style-name="SK-MM-L1"><text:span text:style-name="Emphasis">Drawing knees up</text:span>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Better"/>
          </table:table-cell>
          <table:table-cell table:style-name="Table6.A2" office:value-type="string">
            <text:p text:style-name="SK-MM-L1">Heat to inflamed part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</table:table>
      <text:p text:style-name="Standard"><text:line-break/></text:p>
      <text:p text:style-name="Primary">Slowly advancing, forcible processes, localizing in unyielding tissues. </text:p>
      <text:p text:style-name="Primary"><text:span text:style-name="Emphasis">Very painful effects; </text:span>on coughing holds sides, chest or head; in joints, etc. </text:p>
      <text:p text:style-name="Primary"><text:span text:style-name="Strong_20_Emphasis">BURSTING, </text:span>STITCHING or heavy, <text:span text:style-name="Emphasis">sore pain, </text:span>going backward. </text:p>
      <text:p text:style-name="Primary"><text:span text:style-name="Strong_20_Emphasis">AVERSE TO LEAST MOTION, </text:span>even of distant parts. </text:p>
      <text:p text:style-name="Primary">Dryness everywhere. </text:p>
      <text:p text:style-name="Primary">Dryness of the mucous membranes. </text:p>
      <text:p text:style-name="Primary"><text:span text:style-name="Emphasis">Scanty, adherent secretions. </text:span></text:p>
      <text:p text:style-name="Primary"><text:span text:style-name="Emphasis">Congestion, </text:span><text:span text:style-name="Strong_20_Emphasis">INFLAMMATION, </text:span><text:span text:style-name="Emphasis">exudation. </text:span></text:p>
      <text:p text:style-name="Primary">Streaks of red. </text:p>
      <text:p text:style-name="Primary">Gastro-bilious-rheumatic type. </text:p>
      <text:p text:style-name="Primary"/>
      <text:p text:style-name="Secondary">Determined, taciturn, irritable and ugly. </text:p>
      <text:p text:style-name="Secondary">Wants to be let alone or go home. </text:p>
      <text:p text:style-name="Secondary">Dull. </text:p>
      <text:p text:style-name="Secondary"><text:span text:style-name="Strong_20_Emphasis">DIZZY OR FAINT ON RAISING UP. </text:span></text:p>
      <text:p text:style-name="Secondary">Vertigo; felt in occiput. </text:p>
      <text:p text:style-name="Secondary"><text:span text:style-name="Strong_20_Emphasis">BURSTING, </text:span>SPLITTING OR HEAVY crushing headache; fronto-occipital; &lt; moving eyes, <text:span text:style-name="Emphasis">coughing </text:span>straining at stool, etc. </text:p>
      <text:p text:style-name="Secondary">Pain over l. </text:p>
      <text:p text:style-name="Secondary">eyes </text:p>
      <text:p text:style-name="Secondary">Sensitive scalp; every hair pains. </text:p>
      <text:p text:style-name="Secondary">Oily hair. </text:p>
      <text:p text:style-name="Secondary">Eyeballs sore; <text:span text:style-name="Emphasis">pains behind. </text:span></text:p>
      <text:p text:style-name="Secondary">Dark red face. </text:p>
      <text:p text:style-name="Secondary">Nosebleed; vicarious. </text:p>
      <text:p text:style-name="Secondary">Suppressions or non-appearing discharges, eruptions, etc. </text:p>
      <text:p text:style-name="Secondary">Wagging lower jaw. </text:p>
      <text:p text:style-name="Secondary">Descending colds. </text:p>
      <text:p text:style-name="Secondary">Chewing motions. </text:p>
      <text:p text:style-name="Secondary"><text:span text:style-name="Emphasis">Dryn </text:span>parched, cracked lips. </text:p>
      <text:p text:style-name="Secondary"><text:span text:style-name="Emphasis">Dry mouth. </text:span></text:p>
      <text:p text:style-name="Secondary">Tongue very dry, rough, coated along center; red at base. </text:p>
      <text:p text:style-name="Secondary">Soapy saliva. </text:p>
      <text:p text:style-name="Secondary"><text:span text:style-name="Strong_20_Emphasis">BITTER TASTE, </text:span>or vomitus. </text:p>
      <text:p text:style-name="Secondary">Hawks brown lumps from posterior nares. </text:p>
      <text:p text:style-name="Secondary"><text:span text:style-name="Strong_20_Emphasis">THIRST; FOR LARGE DRINKS. </text:span></text:p>
      <text:p text:style-name="Secondary">Craves what he can't relish. </text:p>
      <text:p text:style-name="Secondary">Loathing. </text:p>
      <text:p text:style-name="Secondary">Nausea, &lt; lying on r. </text:p>
      <text:p text:style-name="Secondary">sides </text:p>
      <text:p text:style-name="Secondary">Throbbing, tender epigastrium. </text:p>
      <text:p text:style-name="Secondary"><text:soft-page-break/><text:span text:style-name="Emphasis">Heavy load in stomach. </text:span></text:p>
      <text:p text:style-name="Secondary"><text:span text:style-name="Emphasis">Heavy </text:span>sore liver, &gt; lying on it. </text:p>
      <text:p text:style-name="Secondary">Appendicitis. </text:p>
      <text:p text:style-name="Secondary">Peritonitis. </text:p>
      <text:p text:style-name="Secondary"><text:span text:style-name="Strong_20_Emphasis">LARGE DRY, VERY HARD STOOLS, </text:span>as if burnt. </text:p>
      <text:p text:style-name="Secondary">Constipation. </text:p>
      <text:p text:style-name="Secondary">Gushing diarrhœa on rising, &lt; cabbage; burning; &lt; hot weather. </text:p>
      <text:p text:style-name="Secondary">Lumps of tough mucus after stool. </text:p>
      <text:p text:style-name="Secondary">Yellow, mushy stool. </text:p>
      <text:p text:style-name="Secondary">Vicarious menstruation. </text:p>
      <text:p text:style-name="Secondary">Right chest; rusty expectoration. </text:p>
      <text:p text:style-name="Secondary">Wants to take a deep breath, but can't, or it excites cough. </text:p>
      <text:p text:style-name="Secondary"><text:span text:style-name="Strong_20_Emphasis">DRY, HARD VERY PAINFUL COUGH, </text:span>as if from stomach; &lt; eating or drinking. </text:p>
      <text:p text:style-name="Secondary">Blood-streaked or tough expectoration. </text:p>
      <text:p text:style-name="Secondary">Bronchitis. </text:p>
      <text:p text:style-name="Secondary">Pneumonia (r.). </text:p>
      <text:p text:style-name="Secondary"><text:span text:style-name="Strong_20_Emphasis">SHARP STITCHES IN CHEST, </text:span>or at r. </text:p>
      <text:p text:style-name="Secondary"><text:span text:style-name="Emphasis">scapula. </text:span></text:p>
      <text:p text:style-name="Secondary"><text:span text:style-name="Emphasis">Dryn </text:span>friction sound. </text:p>
      <text:p text:style-name="Secondary">Pleurisy. </text:p>
      <text:p text:style-name="Secondary">Stony, hard mammæ; before menses. </text:p>
      <text:p text:style-name="Secondary">Milk fever. </text:p>
      <text:p text:style-name="Secondary"><text:span text:style-name="Emphasis">Heavy </text:span>hard breasts before menses. </text:p>
      <text:p text:style-name="Secondary">Interscapular numbness or pain going to epigastrium or from l. </text:p>
      <text:p text:style-name="Secondary">to heart. </text:p>
      <text:p text:style-name="Secondary">Lumbago, &lt; stooping. </text:p>
      <text:p text:style-name="Secondary">Delirium; dreams of hard work. </text:p>
      <text:p text:style-name="Secondary"><text:span text:style-name="Strong_20_Emphasis">FULL, QUICK, HARD PULSE. </text:span></text:p>
      <text:p text:style-name="Secondary"><text:span text:style-name="Emphasis">Undeveloped measles. </text:span></text:p>
      <text:p text:style-name="Secondary">Jaundice. </text:p>
      <text:p text:style-name="Secondary">Chill, with hot head and red face; &lt; warm room. </text:p>
      <text:p text:style-name="Secondary"><text:span text:style-name="Emphasis">Dryn </text:span>burning heat; with &lt; of all symptoms; blood seems hot. </text:p>
      <text:p text:style-name="Secondary">Painful, continued fevers; typhoid, catarrhal, etc. after suppressions. </text:p>
      <text:p text:style-name="Secondary">Sour or oily sweat. </text:p>
      <text:p text:style-name="Secondary">Groins sore before menses. </text:p>
      <text:p text:style-name="SK-MM-Remedy-Reference">Complementary: Alu. Lyc. Nat-m. Related: Phyt. Rhus-t.</text:p>
      <text:p text:style-name="Standard"/>
      <text:p text:style-name="SK-MM-Rem-Short">Cact.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row>
          <table:table-cell table:style-name="Table7.A1" office:value-type="string">
            <text:p text:style-name="SK-MM-Rem">CACTUS GRANDIFLORUS</text:p>
          </table:table-cell>
          <table:table-cell table:style-name="Table7.A1" office:value-type="string">
            <text:p text:style-name="Standard">L1</text:p>
          </table:table-cell>
          <table:table-cell table:style-name="Table7.A1" office:value-type="string">
            <text:p text:style-name="Standard">L2</text:p>
          </table:table-cell>
          <table:table-cell table:style-name="Table7.A1" office:value-type="string">
            <text:p text:style-name="Standard">L3</text:p>
          </table:table-cell>
          <table:table-cell table:style-name="Table7.A1" office:value-type="string">
            <text:p text:style-name="Standard">fnote</text:p>
          </table:table-cell>
          <table:table-cell table:style-name="Table7.A1" office:value-type="string">
            <text:p text:style-name="Standard"/>
          </table:table-cell>
          <table:table-cell table:style-name="Table7.G1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>Region</text:p>
          </table:table-cell>
          <table:table-cell table:style-name="Table7.A2" office:value-type="string">
            <text:p text:style-name="SK-MM-L1">HEART (muscle)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<text:span text:style-name="Strong_20_Emphasis">CIRCULATION</text:span>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Headright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<text:span text:style-name="Emphasis">Chest</text:span>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<text:span text:style-name="Emphasis">Circular muscles</text:span>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>Worse</text:p>
          </table:table-cell>
          <table:table-cell table:style-name="Table7.A2" office:value-type="string">
            <text:p text:style-name="SK-MM-L1">Lying</text:p>
          </table:table-cell>
          <table:table-cell table:style-name="Table7.A2" office:value-type="string">
            <text:p text:style-name="SK-MM-L2">On left side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ext:soft-page-break/>
        <table:table-row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K-MM-L1"/>
          </table:table-cell>
          <table:table-cell table:style-name="Table7.A2" office:value-type="string">
            <text:p text:style-name="SK-MM-L2">On occiput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<text:span text:style-name="Emphasis">Periodically</text:span>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Exertion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<text:span text:style-name="Emphasis"/>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0-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<text:span text:style-name="Emphasis"/>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<text:span text:style-name="Strong_20_Emphasis">A</text:span>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<text:span text:style-name="Emphasis"/>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P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Night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Better">Better</text:p>
          </table:table-cell>
          <table:table-cell table:style-name="Table7.A2" office:value-type="string">
            <text:p text:style-name="SK-MM-L1">Open air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Better"/>
          </table:table-cell>
          <table:table-cell table:style-name="Table7.A2" office:value-type="string">
            <text:p text:style-name="SK-MM-L1">Pressure on vertex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</table:table>
      <text:p text:style-name="Standard"><text:line-break/></text:p>
      <text:p text:style-name="Primary"><text:span text:style-name="Strong_20_Emphasis">CONSTRICTIONS; </text:span><text:span text:style-name="Emphasis">heart; </text:span>chest; neck; body feels tight or wrapped, (Bar-c. </text:p>
      <text:p text:style-name="Primary">Grap. </text:p>
      <text:p text:style-name="Primary">Med. </text:p>
      <text:p text:style-name="Primary">Nux-v. </text:p>
      <text:p text:style-name="Primary">Sul.). </text:p>
      <text:p text:style-name="Primary"><text:span text:style-name="Emphasis">Irregular circulation. </text:span></text:p>
      <text:p text:style-name="Primary"><text:span text:style-name="Emphasis">Violent congestion. </text:span></text:p>
      <text:p text:style-name="Primary">Hot gushings into chest. </text:p>
      <text:p text:style-name="Primary">Localised pulsations; behind stomach. </text:p>
      <text:p text:style-name="Primary">HÆMORRHAGE. </text:p>
      <text:p text:style-name="Primary">Pains that extort cries. </text:p>
      <text:p text:style-name="Primary"><text:span text:style-name="Emphasis">Periodical neuralgias. </text:span></text:p>
      <text:p text:style-name="Primary"/>
      <text:p text:style-name="Secondary">As of a weight on vertex or chest. </text:p>
      <text:p text:style-name="Secondary"><text:span text:style-name="Emphasis">Red face. </text:span></text:p>
      <text:p text:style-name="Secondary">Cough; from heart affections; rattling. </text:p>
      <text:p text:style-name="Secondary">Menses lumpy; <text:span text:style-name="Emphasis">black; </text:span>cease on lying. </text:p>
      <text:p text:style-name="Secondary"><text:span text:style-name="Strong_20_Emphasis">HEART FEELS CLUTCHED AND RELEASES ALTERNATELY, BY AN IRON HAND; </text:span>or feels it expand and contract; seems to turn over (Lach.); stitches; irritable; intermittent beat. </text:p>
      <text:p text:style-name="Secondary">As if an iron band about chest. </text:p>
      <text:p text:style-name="Secondary">Numb left arm. </text:p>
      <text:p text:style-name="Secondary">Fingers tingle. </text:p>
      <text:p text:style-name="Secondary">Chill, not &gt; covering. </text:p>
      <text:p text:style-name="Secondary">Strong pulsations in odd places. </text:p>
      <text:p text:style-name="SK-MM-Remedy-Reference">Related: Aco. Coc-c.</text:p>
      <text:p text:style-name="Standard"/>
      <text:p text:style-name="SK-MM-Rem-Short">Cad-s.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row>
          <table:table-cell table:style-name="Table8.A1" office:value-type="string">
            <text:p text:style-name="SK-MM-Rem">CADMIUM SULFURICU<text:soft-page-break/>M</text:p>
          </table:table-cell>
          <table:table-cell table:style-name="Table8.A1" office:value-type="string">
            <text:p text:style-name="Standard">L1</text:p>
          </table:table-cell>
          <table:table-cell table:style-name="Table8.A1" office:value-type="string">
            <text:p text:style-name="Standard">L2</text:p>
          </table:table-cell>
          <table:table-cell table:style-name="Table8.A1" office:value-type="string">
            <text:p text:style-name="Standard">L3</text:p>
          </table:table-cell>
          <table:table-cell table:style-name="Table8.A1" office:value-type="string">
            <text:p text:style-name="Standard">fnote</text:p>
          </table:table-cell>
          <table:table-cell table:style-name="Table8.A1" office:value-type="string">
            <text:p text:style-name="Standard"/>
          </table:table-cell>
          <table:table-cell table:style-name="Table8.G1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>Region</text:p>
          </table:table-cell>
          <table:table-cell table:style-name="Table8.A2" office:value-type="string">
            <text:p text:style-name="SK-MM-L1"><text:span text:style-name="Emphasis">Stomach</text:span>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/>
          </table:table-cell>
          <table:table-cell table:style-name="Table8.A2" office:value-type="string">
            <text:p text:style-name="SK-MM-L1">Respiration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>Worse</text:p>
          </table:table-cell>
          <table:table-cell table:style-name="Table8.A2" office:value-type="string">
            <text:p text:style-name="SK-MM-L1">Raising up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/>
          </table:table-cell>
          <table:table-cell table:style-name="Table8.A2" office:value-type="string">
            <text:p text:style-name="SK-MM-L1">Least motion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/>
          </table:table-cell>
          <table:table-cell table:style-name="Table8.A2" office:value-type="string">
            <text:p text:style-name="SK-MM-L1">Cold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</table:table>
      <text:p text:style-name="Standard"><text:line-break/></text:p>
      <text:p text:style-name="SK-MM-Remedy-Reference">Related: Zin.</text:p>
      <text:p text:style-name="Standard"/>
      <text:p text:style-name="Standard"><text:span text:style-name="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ewsGoth Cn BT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" style:family="paragraph" style:parent-style-name="Caption" style:class="extra"/>
    <style:style style:name="SK-MM-L1" style:family="paragraph" style:parent-style-name="Standard">
      <style:text-properties fo:font-size="14pt"/>
    </style:style>
    <style:style style:name="SK-MM-L2" style:family="paragraph" style:parent-style-name="Standard"/>
    <style:style style:name="SK-MM-L3" style:family="paragraph" style:parent-style-name="Standard">
      <style:text-properties fo:font-size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imary" style:family="paragraph" style:parent-style-name="Standard" style:auto-update="true">
      <style:text-properties fo:color="#800000"/>
    </style:style>
    <style:style style:name="Secondary" style:family="paragraph" style:parent-style-name="Standard" style:auto-update="true">
      <style:text-properties fo:color="#008000"/>
    </style:style>
    <style:style style:name="SK-MM-Rem" style:family="paragraph" style:parent-style-name="Table_20_Contents" style:auto-update="true"/>
    <style:style style:name="SK-MM-Fnote" style:family="paragraph" style:parent-style-name="Table_20_Contents" style:auto-update="true"/>
    <style:style style:name="SK-MM-Area" style:family="paragraph" style:parent-style-name="Table_20_Contents" style:auto-update="true">
      <style:paragraph-properties fo:background-color="transparent">
        <style:background-image/>
      </style:paragraph-properties>
      <style:text-properties fo:font-weight="bold"/>
    </style:style>
    <style:style style:name="SK-MM-Worse" style:family="paragraph" style:parent-style-name="SK-MM-Area" style:auto-update="true"/>
    <style:style style:name="SK-MM-Better" style:family="paragraph" style:parent-style-name="Table_20_Contents" style:auto-update="true">
      <style:text-properties fo:font-weight="bold"/>
    </style:style>
    <style:style style:name="SK-MM-Region" style:family="paragraph" style:parent-style-name="SK-MM-Area" style:auto-update="true"/>
    <style:style style:name="SK-MM-Remedy-Reference" style:family="paragraph" style:parent-style-name="Standard" style:auto-update="true"/>
    <style:style style:name="SK-MM-Rem-Short" style:family="paragraph" style:parent-style-name="Standard" style:auto-update="true"/>
    <style:style style:name="Example" style:family="text">
      <style:text-properties style:font-name="Courier New" style:font-name-asian="NSimSun" style:font-name-complex="Courier New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Drop_20_Caps" style:display-name="Drop Caps" style:family="text"/>
    <style:style style:name="Footnote_20_Symbol" style:display-name="Foot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K-RemRef" style:family="text">
      <style:text-properties fo:font-size="10.5pt" fo:font-style="italic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meta:document-statistic meta:table-count="9" meta:image-count="0" meta:object-count="0" meta:page-count="12" meta:paragraph-count="521" meta:word-count="1593" meta:character-count="10584"/>
    <dc:date>2012-09-05T22:33:33.38</dc:date>
    <meta:editing-duration>PT2M17S</meta:editing-duration>
    <meta:editing-cycles>1</meta:editing-cycles>
  </office:meta>
</office:document-meta>
</file>